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c54" officeooo:paragraph-rsid="0010fc5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fc54" officeooo:paragraph-rsid="0010fc5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6869" officeooo:paragraph-rsid="0010fc5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79edc" officeooo:paragraph-rsid="00279ed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79edc" officeooo:paragraph-rsid="00279ed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fc9b3" officeooo:paragraph-rsid="002fc9b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3166c3" officeooo:paragraph-rsid="003166c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rsid="002fc9b3" officeooo:paragraph-rsid="002fc9b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166c3" officeooo:paragraph-rsid="003166c3" style:font-weight-asian="bold" style:font-weight-complex="bold"/>
    </style:style>
    <style:style style:name="T1" style:family="text">
      <style:text-properties officeooo:rsid="002b574d"/>
    </style:style>
    <style:style style:name="T2" style:family="text">
      <style:text-properties officeooo:rsid="002e5bcc"/>
    </style:style>
    <style:style style:name="T3" style:family="text">
      <style:text-properties officeooo:rsid="002f4b11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<text:span text:style-name="T1">3</text:span> – CSCE 313</text:p>
      <text:p text:style-name="P1">Michael Chacko</text:p>
      <text:p text:style-name="P1">UIN 227 000 730</text:p>
      <text:p text:style-name="P1"/>
      <text:p text:style-name="P2">PA<text:span text:style-name="T1">3 Threading &amp; Synchronization</text:span></text:p>
      <text:p text:style-name="P3"/>
      <text:p text:style-name="P2"/>
      <text:p text:style-name="P4">Design:</text:p>
      <text:p text:style-name="P5">My client program uses <text:span text:style-name="T2">fork to run the dataserver separately. It takes parameters such as n, p, w, b, f to perform data requests or fail requests.</text:span></text:p>
      <text:p text:style-name="P5"/>
      <text:p text:style-name="P5">The actual behavior of the client is dependent upon the arguments called to it. Getopt() parses the arguments <text:span text:style-name="T3">and creates worker threads and patient threads. </text:span></text:p>
      <text:p text:style-name="P5"/>
      <text:p text:style-name="P8">Data Requests</text:p>
      <text:p text:style-name="P6"/>
      <text:p text:style-name="P7">My program live updates the histogram as we are computing the output. </text:p>
      <text:p text:style-name="P7"/>
      <text:p text:style-name="P7"/>
      <text:p text:style-name="P7"/>
      <text:p text:style-name="P7"/>
      <text:p text:style-name="P7"><draw:frame draw:style-name="fr1" draw:name="Object1" text:anchor-type="paragraph" svg:width="5.4744in" svg:height="3.07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draw:frame draw:style-name="fr2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9">File Requests</text:p>
      <text:p text:style-name="P9"/>
      <text:p text:style-name="P7">When requesting smaller files (such as the csv files), I found that increasing the number of worker threads decreased the runtime of the program, but only when w ~&lt; 15:</text:p>
      <text:p text:style-name="P7"/>
      <text:p text:style-name="P7"/>
      <text:p text:style-name="P7"/>
      <text:p text:style-name="P7"><draw:frame draw:style-name="fr2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><draw:frame draw:style-name="fr2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7">This is likely caused by the time it takes to allocate and start hundreds of worker threads, which is likely overkill for a smaller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4" meta:page-count="3" meta:paragraph-count="12" meta:word-count="137" meta:character-count="786" meta:non-whitespace-character-count="6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04cm" svg:height="7.82cm" xlink:href="." xlink:type="simple" chart:class="chart:scatter" chart:style-name="ch1">
        <chart:title svg:x="3.125cm" svg:y="0.292cm" chart:style-name="ch2">
          <text:p>Elapsed Time vs Bounded Buffer Size</text:p>
        </chart:title>
        <chart:subtitle svg:x="3.178cm" svg:y="1.227cm" chart:style-name="ch3">
          <text:p>Data Request: N = 15000, W = 500, P = 15</text:p>
        </chart:subtitle>
        <chart:legend chart:legend-position="end" svg:x="10.53cm" svg:y="3.611cm" style:legend-expansion="high" chart:style-name="ch4"/>
        <chart:plot-area chart:style-name="ch5" chart:data-source-has-labels="both" svg:x="1.289cm" svg:y="2.066cm" svg:width="8.963cm" svg:height="4.617cm">
          <chartooo:coordinate-region svg:x="1.725cm" svg:y="2.265cm" svg:width="8.247cm" svg:height="3.771cm"/>
          <chart:axis chart:dimension="x" chart:name="primary-x" chart:style-name="ch6" chartooo:axis-type="auto">
            <chart:title svg:x="4.231cm" svg:y="6.839cm" chart:style-name="ch7">
              <text:p>Bounded Buffer Size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648cm" chart:style-name="ch8">
              <text:p>Elapsed Time (s)</text:p>
            </chart:title>
            <chart:grid chart:style-name="ch9" chart:class="major"/>
          </chart:axis>
          <chart:series chart:style-name="ch10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lapsed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159cm" svg:y="0.315cm" chart:style-name="ch2">
          <text:p>Elapsed Time vs # of Worker Threads</text:p>
        </chart:title>
        <chart:subtitle svg:x="4.277cm" svg:y="1.273cm" chart:style-name="ch3">
          <text:p>Data Request: N = 15000, B = 200, P = 15</text:p>
        </chart:subtitle>
        <chart:legend chart:legend-position="end" svg:x="12.625cm" svg:y="4.2cm" style:legend-expansion="high" chart:style-name="ch4"/>
        <chart:plot-area chart:style-name="ch5" chart:data-source-has-labels="both" svg:x="1.33cm" svg:y="2.135cm" svg:width="10.976cm" svg:height="5.704cm">
          <chartooo:coordinate-region svg:x="1.766cm" svg:y="2.334cm" svg:width="9.983cm" svg:height="4.858cm"/>
          <chart:axis chart:dimension="x" chart:name="primary-x" chart:style-name="ch6" chartooo:axis-type="auto">
            <chart:title svg:x="4.816cm" svg:y="8.018cm" chart:style-name="ch7">
              <text:p>Number of Worker Threads</text:p>
            </chart:title>
            <chart:categories table:cell-range-address="local-table.$A$2:.$A$20"/>
          </chart:axis>
          <chart:axis chart:dimension="y" chart:name="primary-y" chart:style-name="ch6">
            <chart:title svg:x="0.451cm" svg:y="6.261cm" chart:style-name="ch8">
              <text:p>Elapsed Time (s)</text:p>
            </chart:title>
            <chart:grid chart:style-name="ch9" chart:class="major"/>
          </chart:axis>
          <chart:series chart:style-name="ch10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lapsed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">
                <text:p>70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">
                <text:p>90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4.142">
                <text:p>4.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0">
                <text:p>140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3.89">
                <text:p>3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497cm" svg:y="0.315cm" chart:style-name="ch2">
          <text:p>Elapsed Time vs Number of Worker Threads</text:p>
        </chart:title>
        <chart:subtitle svg:x="5.018cm" svg:y="1.273cm" chart:style-name="ch3">
          <text:p>File Request (small scale): B=200</text:p>
        </chart:subtitle>
        <chart:legend chart:legend-position="end" svg:x="10.607cm" svg:y="3.951cm" style:legend-expansion="high" chart:style-name="ch4"/>
        <chart:plot-area chart:style-name="ch5" chart:data-source-has-labels="both" svg:x="1.33cm" svg:y="2.135cm" svg:width="8.958cm" svg:height="5.704cm">
          <chartooo:coordinate-region svg:x="2.507cm" svg:y="2.334cm" svg:width="7.594cm" svg:height="4.858cm"/>
          <chart:axis chart:dimension="x" chart:name="primary-x" chart:style-name="ch6" chartooo:axis-type="auto">
            <chart:title svg:x="4.376cm" svg:y="8.018cm" chart:style-name="ch7">
              <text:p># of worker threads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288cm" chart:style-name="ch8">
              <text:p>elapsed time (us)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regression-curve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lapsed Time (u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492">
                <text:p>374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897">
                <text:p>36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772">
                <text:p>29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219">
                <text:p>28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151">
                <text:p>20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010">
                <text:p>200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116">
                <text:p>18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054">
                <text:p>28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470">
                <text:p>194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4200">
                <text:p>24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405cm" svg:y="0.315cm" chart:style-name="ch2">
          <text:p>Elapsed Time Vs. Number of Worker Threads</text:p>
        </chart:title>
        <chart:subtitle svg:x="4.463cm" svg:y="1.273cm" chart:style-name="ch3">
          <text:p>File Request (large worker thread count)</text:p>
        </chart:subtitle>
        <chart:legend chart:legend-position="end" svg:x="10.607cm" svg:y="3.951cm" style:legend-expansion="high" chart:style-name="ch4"/>
        <chart:plot-area chart:style-name="ch5" chart:data-source-has-labels="both" svg:x="1.33cm" svg:y="2.135cm" svg:width="8.958cm" svg:height="5.704cm">
          <chartooo:coordinate-region svg:x="2.692cm" svg:y="2.334cm" svg:width="7.224cm" svg:height="4.858cm"/>
          <chart:axis chart:dimension="x" chart:name="primary-x" chart:style-name="ch6" chartooo:axis-type="auto">
            <chart:title svg:x="4.376cm" svg:y="8.018cm" chart:style-name="ch7">
              <text:p># of worker threads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288cm" chart:style-name="ch8">
              <text:p>elapsed time (us)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regression-curve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lapsed Time (u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9470">
                <text:p>194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4200">
                <text:p>24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4863">
                <text:p>34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60779">
                <text:p>60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58220">
                <text:p>582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110506">
                <text:p>110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23410">
                <text:p>1234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51042">
                <text:p>151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144001">
                <text:p>144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132481">
                <text:p>132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315890">
                <text:p>3158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